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8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draw:shadow="hidden"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objectwithoutfill">
      <style:graphic-properties draw:marker-start="Arrowheads_20_4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6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4cm" fo:min-width="1.562cm" loext:decorative="false"/>
      <style:paragraph-properties style:writing-mode="lr-tb"/>
    </style:style>
    <style:style style:name="gr12" style:family="graphic" style:parent-style-name="objectwithoutfill">
      <style:graphic-properties svg:stroke-color="#ffff00" draw:fill="none" draw:textarea-vertical-align="middle" loext:decorative="false"/>
    </style:style>
    <style:style style:name="gr13" style:family="graphic" style:parent-style-name="objectwithoutfill">
      <style:graphic-properties svg:stroke-color="#ff0000" draw:fill="none" draw:fill-color="#ff0000" draw:textarea-vertical-align="middle" loext:decorative="false"/>
    </style:style>
    <style:style style:name="gr14" style:family="graphic" style:parent-style-name="objectwithoutfill">
      <style:graphic-properties svg:stroke-color="#ff0000" draw:fill="none" draw:textarea-vertical-align="middl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One_20_Column_5f_-title">
      <style:graphic-properties fo:min-height="1.8cm" loext:decorative="false"/>
      <style:paragraph-properties style:writing-mode="lr-tb"/>
    </style:style>
    <style:style style:name="pr9" style:family="presentation" style:parent-style-name="One_20_Column_5f_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13.087cm" svg:height="0.962cm" svg:x="9.16cm" svg:y="8.89cm">
          <draw:text-box>
            <text:p>Lecture 3 : DTL, TTL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hings to cov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TL – NAND and NOR</text:p>
              </text:list-item>
              <text:list-item>
                <text:p>TTL – NAND and NOR</text:p>
              </text:list-item>
            </text:list>
            <text:p/>
            <text:p>Book : Fundamentals of Digital Circuits, A. Anand Kumar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iode-transistor Logic</text:p>
          </draw:text-box>
        </draw:frame>
        <draw:custom-shape draw:style-name="gr3" draw:text-style-name="P3" draw:layer="layout" svg:width="0.229cm" svg:height="0.229cm" svg:x="3.81cm" svg:y="9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29cm" svg:height="0.229cm" svg:x="3.81cm" svg:y="10.9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0.635cm" svg:height="0.999cm" svg:x="7.03cm" svg:y="10.596cm" svg:viewBox="0 0 636 1000" svg:d="M0 500l636-500v1000zM20 184v635z">
          <text:p/>
        </draw:path>
        <draw:line draw:style-name="gr5" draw:text-style-name="P4" draw:layer="layout" svg:x1="16.435cm" svg:y1="8.515cm" svg:x2="15.8cm" svg:y2="9.15cm">
          <text:p/>
        </draw:line>
        <draw:line draw:style-name="gr6" draw:text-style-name="P4" draw:layer="layout" svg:x1="16.473cm" svg:y1="9.91cm" svg:x2="15.785cm" svg:y2="9.333cm">
          <text:p/>
        </draw:line>
        <draw:line draw:style-name="gr5" draw:text-style-name="P4" draw:layer="layout" svg:x1="15.8cm" svg:y1="8.515cm" svg:x2="15.785cm" svg:y2="9.785cm">
          <text:p/>
        </draw:line>
        <draw:line draw:style-name="gr5" draw:text-style-name="P4" draw:layer="layout" svg:x1="4.039cm" svg:y1="9.19cm" svg:x2="6.985cm" svg:y2="9.19cm">
          <text:p/>
        </draw:line>
        <draw:line draw:style-name="gr5" draw:text-style-name="P4" draw:layer="layout" svg:x1="4.039cm" svg:y1="11.09cm" svg:x2="6.985cm" svg:y2="11.09cm">
          <text:p/>
        </draw:line>
        <draw:path draw:style-name="gr4" draw:text-style-name="P3" draw:layer="layout" svg:width="0.635cm" svg:height="0.999cm" svg:x="7.03cm" svg:y="8.696cm" svg:viewBox="0 0 636 1000" svg:d="M0 500l636-500v1000zM20 184v635z">
          <text:p/>
        </draw:path>
        <draw:line draw:style-name="gr5" draw:text-style-name="P4" draw:layer="layout" svg:x1="7.666cm" svg:y1="9.19cm" svg:x2="8.89cm" svg:y2="9.19cm">
          <text:p/>
        </draw:line>
        <draw:line draw:style-name="gr5" draw:text-style-name="P4" draw:layer="layout" svg:x1="7.666cm" svg:y1="11.09cm" svg:x2="8.89cm" svg:y2="11.09cm">
          <text:p/>
        </draw:line>
        <draw:line draw:style-name="gr5" draw:text-style-name="P4" draw:layer="layout" svg:x1="8.89cm" svg:y1="11.09cm" svg:x2="8.89cm" svg:y2="6.985cm">
          <text:p/>
        </draw:line>
        <draw:path draw:style-name="gr5" draw:text-style-name="P4" draw:layer="layout" svg:width="1.556cm" svg:height="0.907cm" draw:transform="rotate (-2.07502194769606) translate (9.70608698153519cm 5.60503459617469cm)" svg:viewBox="0 0 1557 908" svg:d="M0 816c198-149 724 377 539-144-90-252 116-399 338-186 450 433 24-218 209-381 252-221 446 481 471-105">
          <text:p/>
        </draw:path>
        <draw:line draw:style-name="gr5" draw:text-style-name="P4" draw:layer="layout" svg:x1="8.89cm" svg:y1="5.211cm" svg:x2="8.89cm" svg:y2="3.81cm">
          <text:p/>
        </draw:line>
        <draw:custom-shape draw:style-name="gr3" draw:text-style-name="P3" draw:layer="layout" svg:width="0.229cm" svg:height="0.229cm" svg:x="8.81cm" svg:y="3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8.89cm" svg:y1="9.19cm" svg:x2="11.43cm" svg:y2="9.281cm">
          <text:p/>
        </draw:line>
        <draw:line draw:style-name="gr5" draw:text-style-name="P4" draw:layer="layout" svg:x1="13.19cm" svg:y1="9.191cm" svg:x2="15.73cm" svg:y2="9.282cm">
          <text:p/>
        </draw:line>
        <draw:path draw:style-name="gr5" draw:text-style-name="P4" draw:layer="layout" svg:width="1.556cm" svg:height="0.907cm" draw:transform="rotate (2.62131000357028) translate (12.7647230502858cm 5.30901474597795cm)" svg:viewBox="0 0 1557 908" svg:d="M0 816c198-149 724 377 539-144-90-252 116-399 338-186 450 433 24-218 209-381 252-221 446 481 471-105">
          <text:p/>
        </draw:path>
        <draw:line draw:style-name="gr5" draw:text-style-name="P4" draw:layer="layout" svg:x1="8.89cm" svg:y1="4.491cm" svg:x2="11.43cm" svg:y2="4.582cm">
          <text:p/>
        </draw:line>
        <draw:line draw:style-name="gr5" draw:text-style-name="P4" draw:layer="layout" svg:x1="13.19cm" svg:y1="4.492cm" svg:x2="16.51cm" svg:y2="4.445cm">
          <text:p/>
        </draw:line>
        <draw:line draw:style-name="gr5" draw:text-style-name="P4" draw:layer="layout" svg:x1="16.51cm" svg:y1="4.445cm" svg:x2="16.435cm" svg:y2="8.515cm">
          <text:p/>
        </draw:line>
        <draw:line draw:style-name="gr5" draw:text-style-name="P4" draw:layer="layout" svg:x1="16.51cm" svg:y1="5.715cm" svg:x2="18.415cm" svg:y2="5.715cm">
          <text:p/>
        </draw:line>
        <draw:custom-shape draw:style-name="gr3" draw:text-style-name="P3" draw:layer="layout" svg:width="0.229cm" svg:height="0.229cm" svg:x="18.41cm" svg:y="5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0.926cm" svg:height="0.962cm" svg:x="2.511cm" svg:y="8.89cm">
          <draw:text-box>
            <text:p>A</text:p>
          </draw:text-box>
        </draw:frame>
        <draw:frame draw:style-name="gr7" draw:text-style-name="P1" draw:layer="layout" svg:width="0.926cm" svg:height="0.962cm" svg:x="2.511cm" svg:y="10.49cm">
          <draw:text-box>
            <text:p>B</text:p>
          </draw:text-box>
        </draw:frame>
        <draw:frame draw:style-name="gr8" draw:text-style-name="P1" draw:layer="layout" svg:width="0.961cm" svg:height="0.962cm" svg:x="18.511cm" svg:y="5.19cm">
          <draw:text-box>
            <text:p>C</text:p>
          </draw:text-box>
        </draw:frame>
        <draw:frame draw:style-name="gr9" draw:text-style-name="P1" draw:layer="layout" svg:width="1.913cm" svg:height="0.962cm" svg:x="15.611cm" svg:y="13.09cm">
          <draw:text-box>
            <text:p>GND</text:p>
          </draw:text-box>
        </draw:frame>
        <draw:frame draw:style-name="gr10" draw:text-style-name="P1" draw:layer="layout" svg:width="1.315cm" svg:height="0.962cm" svg:x="8.511cm" svg:y="2.69cm">
          <draw:text-box>
            <text:p>V<text:span text:style-name="T1">cc</text:span></text:p>
          </draw:text-box>
        </draw:frame>
        <draw:line draw:style-name="gr5" draw:text-style-name="P4" draw:layer="layout" svg:x1="16.505cm" svg:y1="9.991cm" svg:x2="16.505cm" svg:y2="12.865cm">
          <text:p/>
        </draw:line>
        <draw:custom-shape draw:style-name="gr3" draw:text-style-name="P3" draw:layer="layout" svg:width="0.229cm" svg:height="0.229cm" svg:x="16.41cm" svg:y="1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1.556cm" svg:height="0.907cm" draw:transform="rotate (-2.07502194769606) translate (15.1060869815352cm 9.60603459617469cm)" svg:viewBox="0 0 1557 908" svg:d="M0 816c198-149 724 377 539-144-90-252 116-399 338-186 450 433 24-218 209-381 252-221 446 481 471-105">
          <text:p/>
        </draw:path>
        <draw:path draw:style-name="gr4" draw:text-style-name="P3" draw:layer="layout" svg:width="0.635cm" svg:height="0.999cm" draw:transform="rotate (-3.08207692609679) translate (11.9951772680485cm 9.67619990061474cm)" svg:viewBox="0 0 636 1000" svg:d="M0 500l636-500v1000zM20 184v635z">
          <text:p/>
        </draw:path>
        <draw:path draw:style-name="gr4" draw:text-style-name="P3" draw:layer="layout" svg:width="0.635cm" svg:height="0.999cm" draw:transform="rotate (-3.08207692609679) translate (13.3951772680485cm 9.67619990061474cm)" svg:viewBox="0 0 636 1000" svg:d="M0 500l636-500v1000zM20 184v635z">
          <text:p/>
        </draw:path>
        <draw:line draw:style-name="gr5" draw:text-style-name="P4" draw:layer="layout" svg:x1="11.965cm" svg:y1="9.225cm" svg:x2="12.701cm" svg:y2="9.225cm">
          <text:p/>
        </draw:line>
        <draw:line draw:style-name="gr5" draw:text-style-name="P4" draw:layer="layout" svg:x1="14.305cm" svg:y1="10.969cm" svg:x2="14.305cm" svg:y2="12.7cm">
          <text:p/>
        </draw:line>
        <draw:custom-shape draw:style-name="gr3" draw:text-style-name="P3" draw:layer="layout" svg:width="0.229cm" svg:height="0.229cm" svg:x="14.21cm" svg:y="12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2.062cm" svg:height="1.394cm" svg:x="12.865cm" svg:y="12.49cm">
          <draw:text-box>
            <text:p>-V<text:span text:style-name="T1">cc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 text:style-name="P5">Diode-transistor Logic</text:p>
          </draw:text-box>
        </draw:frame>
        <draw:path draw:style-name="gr4" draw:text-style-name="P3" draw:layer="layout" svg:width="0.635cm" svg:height="0.999cm" draw:transform="rotate (3.1077332661011) translate (7.68105154373249cm 8.60702315639956cm)" svg:viewBox="0 0 636 1000" svg:d="M0 500l636-500v1000zM20 184v635z">
          <text:p/>
        </draw:path>
        <draw:path draw:style-name="gr4" draw:text-style-name="P3" draw:layer="layout" svg:width="0.635cm" svg:height="0.999cm" draw:transform="rotate (3.1077332661011) translate (7.61673099928312cm 10.5059341252345cm)" svg:viewBox="0 0 636 1000" svg:d="M0 500l636-500v1000zM20 184v635z">
          <text:p/>
        </draw:path>
        <draw:line draw:style-name="gr5" draw:text-style-name="P4" draw:layer="layout" svg:x1="5.475cm" svg:y1="8.099cm" svg:x2="6.974cm" svg:y2="8.099cm">
          <text:p/>
        </draw:line>
        <draw:line draw:style-name="gr5" draw:text-style-name="P4" draw:layer="layout" svg:x1="5.476cm" svg:y1="9.999cm" svg:x2="6.975cm" svg:y2="9.999cm">
          <text:p/>
        </draw:line>
        <draw:custom-shape draw:style-name="gr3" draw:text-style-name="P3" draw:layer="layout" svg:width="0.229cm" svg:height="0.229cm" svg:x="5.218cm" svg:y="8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29cm" svg:height="0.229cm" svg:x="5.218cm" svg:y="9.9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0.926cm" svg:height="0.962cm" svg:x="3.919cm" svg:y="7.89cm">
          <draw:text-box>
            <text:p>A</text:p>
          </draw:text-box>
        </draw:frame>
        <draw:frame draw:style-name="gr7" draw:text-style-name="P1" draw:layer="layout" svg:width="0.926cm" svg:height="0.962cm" svg:x="3.919cm" svg:y="9.49cm">
          <draw:text-box>
            <text:p>B</text:p>
          </draw:text-box>
        </draw:frame>
        <draw:line draw:style-name="gr5" draw:text-style-name="P4" draw:layer="layout" svg:x1="7.676cm" svg:y1="8.099cm" svg:x2="9.175cm" svg:y2="8.099cm">
          <text:p/>
        </draw:line>
        <draw:line draw:style-name="gr5" draw:text-style-name="P4" draw:layer="layout" svg:x1="7.677cm" svg:y1="9.999cm" svg:x2="9.176cm" svg:y2="9.999cm">
          <text:p/>
        </draw:line>
        <draw:line draw:style-name="gr5" draw:text-style-name="P4" draw:layer="layout" svg:x1="9.175cm" svg:y1="8.099cm" svg:x2="9.176cm" svg:y2="9.999cm">
          <text:p/>
        </draw:line>
        <draw:line draw:style-name="gr5" draw:text-style-name="P4" draw:layer="layout" svg:x1="9.175cm" svg:y1="9.06cm" svg:x2="13.335cm" svg:y2="9.06cm">
          <text:p/>
        </draw:line>
        <draw:line draw:style-name="gr5" draw:text-style-name="P4" draw:layer="layout" svg:x1="11.43cm" svg:y1="9.06cm" svg:x2="11.43cm" svg:y2="9.695cm">
          <text:p/>
        </draw:line>
        <draw:path draw:style-name="gr5" draw:text-style-name="P4" draw:layer="layout" svg:width="1.556cm" svg:height="0.907cm" draw:transform="rotate (-2.07502194769606) translate (12.3060869815352cm 10.0060345961747cm)" svg:viewBox="0 0 1557 908" svg:d="M0 816c198-149 724 377 539-144-90-252 116-399 338-186 450 433 24-218 209-381 252-221 446 481 471-105">
          <text:p/>
        </draw:path>
        <draw:line draw:style-name="gr5" draw:text-style-name="P4" draw:layer="layout" svg:x1="11.43cm" svg:y1="11.369cm" svg:x2="11.43cm" svg:y2="12.93cm">
          <text:p/>
        </draw:line>
        <draw:line draw:style-name="gr5" draw:text-style-name="P4" draw:layer="layout" svg:x1="13.936cm" svg:y1="8.308cm" svg:x2="13.301cm" svg:y2="8.943cm">
          <text:p/>
        </draw:line>
        <draw:line draw:style-name="gr6" draw:text-style-name="P4" draw:layer="layout" svg:x1="13.974cm" svg:y1="9.703cm" svg:x2="13.286cm" svg:y2="9.126cm">
          <text:p/>
        </draw:line>
        <draw:line draw:style-name="gr5" draw:text-style-name="P4" draw:layer="layout" svg:x1="13.301cm" svg:y1="8.308cm" svg:x2="13.286cm" svg:y2="9.578cm">
          <text:p/>
        </draw:line>
        <draw:frame draw:style-name="gr9" draw:text-style-name="P1" draw:layer="layout" svg:width="1.913cm" svg:height="0.962cm" svg:x="13.112cm" svg:y="12.883cm">
          <draw:text-box>
            <text:p>GND</text:p>
          </draw:text-box>
        </draw:frame>
        <draw:line draw:style-name="gr5" draw:text-style-name="P4" draw:layer="layout" svg:x1="14.006cm" svg:y1="9.784cm" svg:x2="14.006cm" svg:y2="12.658cm">
          <text:p/>
        </draw:line>
        <draw:custom-shape draw:style-name="gr3" draw:text-style-name="P3" draw:layer="layout" svg:width="0.229cm" svg:height="0.229cm" svg:x="13.911cm" svg:y="12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1.913cm" svg:height="0.962cm" svg:x="13.113cm" svg:y="12.875cm">
          <draw:text-box>
            <text:p>GND</text:p>
          </draw:text-box>
        </draw:frame>
        <draw:custom-shape draw:style-name="gr3" draw:text-style-name="P3" draw:layer="layout" svg:width="0.229cm" svg:height="0.229cm" svg:x="13.912cm" svg:y="12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1.913cm" svg:height="0.962cm" svg:x="10.512cm" svg:y="12.976cm">
          <draw:text-box>
            <text:p>GND</text:p>
          </draw:text-box>
        </draw:frame>
        <draw:custom-shape draw:style-name="gr3" draw:text-style-name="P3" draw:layer="layout" svg:width="0.229cm" svg:height="0.229cm" svg:x="11.311cm" svg:y="12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1.913cm" svg:height="0.962cm" svg:x="10.513cm" svg:y="12.968cm">
          <draw:text-box>
            <text:p>GND</text:p>
          </draw:text-box>
        </draw:frame>
        <draw:custom-shape draw:style-name="gr3" draw:text-style-name="P3" draw:layer="layout" svg:width="0.229cm" svg:height="0.229cm" svg:x="11.312cm" svg:y="12.7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1.556cm" svg:height="0.907cm" draw:transform="rotate (-2.07502194769606) translate (14.7070869815352cm 5.61303459617469cm)" svg:viewBox="0 0 1557 908" svg:d="M0 816c198-149 724 377 539-144-90-252 116-399 338-186 450 433 24-218 209-381 252-221 446 481 471-105">
          <text:p/>
        </draw:path>
        <draw:line draw:style-name="gr5" draw:text-style-name="P4" draw:layer="layout" svg:x1="13.891cm" svg:y1="5.219cm" svg:x2="13.891cm" svg:y2="3.818cm">
          <text:p/>
        </draw:line>
        <draw:custom-shape draw:style-name="gr3" draw:text-style-name="P3" draw:layer="layout" svg:width="0.229cm" svg:height="0.229cm" svg:x="13.811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1.315cm" svg:height="0.962cm" svg:x="13.512cm" svg:y="2.698cm">
          <draw:text-box>
            <text:p>V<text:span text:style-name="T1">cc</text:span></text:p>
          </draw:text-box>
        </draw:frame>
        <draw:line draw:style-name="gr5" draw:text-style-name="P4" draw:layer="layout" svg:x1="13.97cm" svg:y1="6.976cm" svg:x2="13.936cm" svg:y2="8.308cm">
          <text:p/>
        </draw:line>
        <draw:line draw:style-name="gr5" draw:text-style-name="P4" draw:layer="layout" svg:x1="13.97cm" svg:y1="7.62cm" svg:x2="17.78cm" svg:y2="7.62cm">
          <text:p/>
        </draw:line>
        <draw:custom-shape draw:style-name="gr3" draw:text-style-name="P3" draw:layer="layout" svg:width="0.229cm" svg:height="0.229cm" svg:x="17.712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0.961cm" svg:height="0.962cm" svg:x="17.812cm" svg:y="7.09cm">
          <draw:text-box>
            <text:p>C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Transistor-transistor Logic</text:p>
          </draw:text-box>
        </draw:frame>
        <draw:line draw:style-name="gr5" draw:text-style-name="P4" draw:layer="layout" svg:x1="8.619cm" svg:y1="9.507cm" svg:x2="7.987cm" svg:y2="8.869cm">
          <text:p/>
        </draw:line>
        <draw:line draw:style-name="gr6" draw:text-style-name="P4" draw:layer="layout" svg:x1="7.224cm" svg:y1="9.538cm" svg:x2="7.804cm" svg:y2="8.853cm">
          <text:p/>
        </draw:line>
        <draw:line draw:style-name="gr5" draw:text-style-name="P4" draw:layer="layout" svg:x1="8.622cm" svg:y1="8.872cm" svg:x2="7.352cm" svg:y2="8.851cm">
          <text:p/>
        </draw:line>
        <draw:line draw:style-name="gr6" draw:text-style-name="P4" draw:layer="layout" svg:x1="7.431cm" svg:y1="9.631cm" svg:x2="8.011cm" svg:y2="8.946cm">
          <text:p/>
        </draw:line>
        <draw:line draw:style-name="gr5" draw:text-style-name="P4" draw:layer="layout" svg:x1="7.224cm" svg:y1="9.539cm" svg:x2="6.11cm" svg:y2="10.795cm">
          <text:p/>
        </draw:line>
        <draw:line draw:style-name="gr5" draw:text-style-name="P4" draw:layer="layout" svg:x1="7.524cm" svg:y1="9.539cm" svg:x2="4.84cm" svg:y2="12.7cm">
          <text:p/>
        </draw:line>
        <draw:line draw:style-name="gr5" draw:text-style-name="P4" draw:layer="layout" svg:x1="3.57cm" svg:y1="10.795cm" svg:x2="6.134cm" svg:y2="10.739cm">
          <text:p/>
        </draw:line>
        <draw:line draw:style-name="gr5" draw:text-style-name="P4" draw:layer="layout" svg:x1="3.81cm" svg:y1="12.7cm" svg:x2="4.835cm" svg:y2="12.739cm">
          <text:p/>
        </draw:line>
        <draw:path draw:style-name="gr5" draw:text-style-name="P4" draw:layer="layout" svg:width="1.556cm" svg:height="0.907cm" draw:transform="rotate (-2.07502194769606) translate (8.80708698153519cm 5.61303459617469cm)" svg:viewBox="0 0 1557 908" svg:d="M0 816c198-149 724 377 539-144-90-252 116-399 338-186 450 433 24-218 209-381 252-221 446 481 471-105">
          <text:p/>
        </draw:path>
        <draw:line draw:style-name="gr5" draw:text-style-name="P4" draw:layer="layout" svg:x1="7.891cm" svg:y1="5.219cm" svg:x2="7.891cm" svg:y2="3.818cm">
          <text:p/>
        </draw:line>
        <draw:custom-shape draw:style-name="gr3" draw:text-style-name="P3" draw:layer="layout" svg:width="0.229cm" svg:height="0.229cm" svg:x="7.811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1.315cm" svg:height="0.962cm" svg:x="7.212cm" svg:y="2.498cm">
          <draw:text-box>
            <text:p>V<text:span text:style-name="T1">cc</text:span></text:p>
          </draw:text-box>
        </draw:frame>
        <draw:line draw:style-name="gr5" draw:text-style-name="P4" draw:layer="layout" svg:x1="7.92cm" svg:y1="6.976cm" svg:x2="7.92cm" svg:y2="8.89cm">
          <text:p/>
        </draw:line>
        <draw:line draw:style-name="gr5" draw:text-style-name="P4" draw:layer="layout" svg:x1="8.676cm" svg:y1="9.52cm" svg:x2="10.175cm" svg:y2="9.52cm">
          <text:p/>
        </draw:line>
        <draw:line draw:style-name="gr5" draw:text-style-name="P4" draw:layer="layout" svg:x1="14.328cm" svg:y1="8.808cm" svg:x2="13.693cm" svg:y2="9.443cm">
          <text:p/>
        </draw:line>
        <draw:line draw:style-name="gr6" draw:text-style-name="P4" draw:layer="layout" svg:x1="14.366cm" svg:y1="10.203cm" svg:x2="13.678cm" svg:y2="9.626cm">
          <text:p/>
        </draw:line>
        <draw:line draw:style-name="gr5" draw:text-style-name="P4" draw:layer="layout" svg:x1="13.693cm" svg:y1="8.808cm" svg:x2="13.678cm" svg:y2="10.078cm">
          <text:p/>
        </draw:line>
        <draw:line draw:style-name="gr5" draw:text-style-name="P4" draw:layer="layout" svg:x1="10.16cm" svg:y1="9.495cm" svg:x2="13.678cm" svg:y2="9.495cm">
          <text:p/>
        </draw:line>
        <draw:line draw:style-name="gr5" draw:text-style-name="P4" draw:layer="layout" svg:x1="7.891cm" svg:y1="4.445cm" svg:x2="14.37cm" svg:y2="4.445cm">
          <text:p/>
        </draw:line>
        <draw:path draw:style-name="gr5" draw:text-style-name="P4" draw:layer="layout" svg:width="1.556cm" svg:height="0.907cm" draw:transform="rotate (-2.07502194769606) translate (15.2070869815352cm 5.61403459617469cm)" svg:viewBox="0 0 1557 908" svg:d="M0 816c198-149 724 377 539-144-90-252 116-399 338-186 450 433 24-218 209-381 252-221 446 481 471-105">
          <text:p/>
        </draw:path>
        <draw:line draw:style-name="gr5" draw:text-style-name="P4" draw:layer="layout" svg:x1="14.37cm" svg:y1="4.445cm" svg:x2="14.37cm" svg:y2="5.22cm">
          <text:p/>
        </draw:line>
        <draw:line draw:style-name="gr5" draw:text-style-name="P4" draw:layer="layout" svg:x1="14.37cm" svg:y1="6.977cm" svg:x2="14.328cm" svg:y2="8.808cm">
          <text:p/>
        </draw:line>
        <draw:line draw:style-name="gr5" draw:text-style-name="P4" draw:layer="layout" svg:x1="16.57cm" svg:y1="10.055cm" svg:x2="19.345cm" svg:y2="10.055cm">
          <text:p/>
        </draw:line>
        <draw:custom-shape draw:style-name="gr3" draw:text-style-name="P3" draw:layer="layout" svg:width="0.229cm" svg:height="0.229cm" svg:x="19.21cm" svg:y="9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29cm" svg:height="0.229cm" svg:x="3.41cm" svg:y="10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29cm" svg:height="0.229cm" svg:x="3.411cm" svg:y="12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0.926cm" svg:height="0.962cm" svg:x="2.511cm" svg:y="10.29cm">
          <draw:text-box>
            <text:p>A</text:p>
          </draw:text-box>
        </draw:frame>
        <draw:frame draw:style-name="gr7" draw:text-style-name="P1" draw:layer="layout" svg:width="0.926cm" svg:height="0.962cm" svg:x="2.511cm" svg:y="12.19cm">
          <draw:text-box>
            <text:p>B</text:p>
          </draw:text-box>
        </draw:frame>
        <draw:frame draw:style-name="gr8" draw:text-style-name="P1" draw:layer="layout" svg:width="0.961cm" svg:height="0.962cm" svg:x="19.511cm" svg:y="9.59cm">
          <draw:text-box>
            <text:p>C</text:p>
          </draw:text-box>
        </draw:frame>
        <draw:line draw:style-name="gr5" draw:text-style-name="P4" draw:layer="layout" svg:x1="14.345cm" svg:y1="13.335cm" svg:x2="14.345cm" svg:y2="14.085cm">
          <text:p/>
        </draw:line>
        <draw:custom-shape draw:style-name="gr3" draw:text-style-name="P3" draw:layer="layout" svg:width="0.229cm" svg:height="0.229cm" svg:x="14.211cm" svg:y="14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1.913cm" svg:height="0.962cm" svg:x="13.912cm" svg:y="14.182cm">
          <draw:text-box>
            <text:p>GND</text:p>
          </draw:text-box>
        </draw:frame>
        <draw:path draw:style-name="gr5" draw:text-style-name="P4" draw:layer="layout" svg:width="1.556cm" svg:height="0.907cm" draw:transform="rotate (-2.07502194769606) translate (15.2070869815352cm 11.9140345961747cm)" svg:viewBox="0 0 1557 908" svg:d="M0 816c198-149 724 377 539-144-90-252 116-399 338-186 450 433 24-218 209-381 252-221 446 481 471-105">
          <text:p/>
        </draw:path>
        <draw:line draw:style-name="gr5" draw:text-style-name="P4" draw:layer="layout" svg:x1="14.291cm" svg:y1="11.52cm" svg:x2="14.291cm" svg:y2="10.119cm">
          <text:p/>
        </draw:line>
        <draw:line draw:style-name="gr5" draw:text-style-name="P4" draw:layer="layout" svg:x1="14.277cm" svg:y1="10.82cm" svg:x2="15.776cm" svg:y2="10.82cm">
          <text:p/>
        </draw:line>
        <draw:line draw:style-name="gr5" draw:text-style-name="P4" draw:layer="layout" svg:x1="16.421cm" svg:y1="10.101cm" svg:x2="15.786cm" svg:y2="10.736cm">
          <text:p/>
        </draw:line>
        <draw:line draw:style-name="gr6" draw:text-style-name="P4" draw:layer="layout" svg:x1="16.459cm" svg:y1="11.496cm" svg:x2="15.771cm" svg:y2="10.919cm">
          <text:p/>
        </draw:line>
        <draw:line draw:style-name="gr5" draw:text-style-name="P4" draw:layer="layout" svg:x1="15.786cm" svg:y1="10.101cm" svg:x2="15.771cm" svg:y2="11.371cm">
          <text:p/>
        </draw:line>
        <draw:line draw:style-name="gr5" draw:text-style-name="P4" draw:layer="layout" svg:x1="16.446cm" svg:y1="11.528cm" svg:x2="16.446cm" svg:y2="12.278cm">
          <text:p/>
        </draw:line>
        <draw:custom-shape draw:style-name="gr3" draw:text-style-name="P3" draw:layer="layout" svg:width="0.229cm" svg:height="0.229cm" svg:x="16.312cm" svg:y="12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1.913cm" svg:height="0.962cm" svg:x="16.013cm" svg:y="12.375cm">
          <draw:text-box>
            <text:p>GND</text:p>
          </draw:text-box>
        </draw:frame>
        <draw:path draw:style-name="gr5" draw:text-style-name="P4" draw:layer="layout" svg:width="1.556cm" svg:height="0.907cm" draw:transform="rotate (-2.07502194769606) translate (17.2070869815352cm 5.61503459617469cm)" svg:viewBox="0 0 1557 908" svg:d="M0 816c198-149 724 377 539-144-90-252 116-399 338-186 450 433 24-218 209-381 252-221 446 481 471-105">
          <text:p/>
        </draw:path>
        <draw:line draw:style-name="gr5" draw:text-style-name="P4" draw:layer="layout" svg:x1="16.37cm" svg:y1="4.446cm" svg:x2="16.37cm" svg:y2="5.221cm">
          <text:p/>
        </draw:line>
        <draw:line draw:style-name="gr5" draw:text-style-name="P4" draw:layer="layout" svg:x1="14.37cm" svg:y1="4.445cm" svg:x2="16.51cm" svg:y2="4.445cm">
          <text:p/>
        </draw:line>
        <draw:line draw:style-name="gr5" draw:text-style-name="P4" draw:layer="layout" svg:x1="14.378cm" svg:y1="8.22cm" svg:x2="15.877cm" svg:y2="8.22cm">
          <text:p/>
        </draw:line>
        <draw:line draw:style-name="gr5" draw:text-style-name="P4" draw:layer="layout" svg:x1="16.614cm" svg:y1="7.494cm" svg:x2="15.979cm" svg:y2="8.129cm">
          <text:p/>
        </draw:line>
        <draw:line draw:style-name="gr6" draw:text-style-name="P4" draw:layer="layout" svg:x1="16.652cm" svg:y1="8.889cm" svg:x2="15.964cm" svg:y2="8.312cm">
          <text:p/>
        </draw:line>
        <draw:line draw:style-name="gr5" draw:text-style-name="P4" draw:layer="layout" svg:x1="15.979cm" svg:y1="7.494cm" svg:x2="15.964cm" svg:y2="8.764cm">
          <text:p/>
        </draw:line>
        <draw:path draw:style-name="gr4" draw:text-style-name="P3" draw:layer="layout" svg:width="0.635cm" svg:height="0.999cm" draw:transform="rotate (1.56224421346012) translate (15.9579897235451cm 9.60916183451492cm)" svg:viewBox="0 0 636 1000" svg:d="M0 500l636-500v1000zM20 184v635z">
          <text:p/>
        </draw:path>
        <draw:line draw:style-name="gr5" draw:text-style-name="P4" draw:layer="layout" svg:x1="16.51cm" svg:y1="9.613cm" svg:x2="16.51cm" svg:y2="10.16cm">
          <text:p/>
        </draw:line>
        <draw:line draw:style-name="gr5" draw:text-style-name="P4" draw:layer="layout" svg:x1="16.51cm" svg:y1="7.014cm" svg:x2="16.51cm" svg:y2="7.561cm">
          <text:p/>
        </draw:lin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Transistor-transistor Logic</text:p>
          </draw:text-box>
        </draw:frame>
        <draw:line draw:style-name="gr5" draw:text-style-name="P4" draw:layer="layout" svg:x1="5.727cm" svg:y1="9.507cm" svg:x2="5.095cm" svg:y2="8.869cm">
          <text:p/>
        </draw:line>
        <draw:line draw:style-name="gr6" draw:text-style-name="P4" draw:layer="layout" svg:x1="4.332cm" svg:y1="9.538cm" svg:x2="4.912cm" svg:y2="8.853cm">
          <text:p/>
        </draw:line>
        <draw:line draw:style-name="gr5" draw:text-style-name="P4" draw:layer="layout" svg:x1="5.73cm" svg:y1="8.872cm" svg:x2="4.46cm" svg:y2="8.851cm">
          <text:p/>
        </draw:line>
        <draw:line draw:style-name="gr5" draw:text-style-name="P4" draw:layer="layout" svg:x1="4.332cm" svg:y1="9.539cm" svg:x2="3.218cm" svg:y2="10.795cm">
          <text:p/>
        </draw:line>
        <draw:line draw:style-name="gr5" draw:text-style-name="P4" draw:layer="layout" svg:x1="1.875cm" svg:y1="10.739cm" svg:x2="3.242cm" svg:y2="10.739cm">
          <text:p/>
        </draw:line>
        <draw:line draw:style-name="gr5" draw:text-style-name="P4" draw:layer="layout" svg:x1="2.418cm" svg:y1="12.6cm" svg:x2="5.38cm" svg:y2="12.6cm">
          <text:p/>
        </draw:line>
        <draw:path draw:style-name="gr5" draw:text-style-name="P4" draw:layer="layout" svg:width="1.556cm" svg:height="0.907cm" draw:transform="rotate (-2.07502194769606) translate (5.91508698153519cm 5.61303459617469cm)" svg:viewBox="0 0 1557 908" svg:d="M0 816c198-149 724 377 539-144-90-252 116-399 338-186 450 433 24-218 209-381 252-221 446 481 471-105">
          <text:p/>
        </draw:path>
        <draw:line draw:style-name="gr5" draw:text-style-name="P4" draw:layer="layout" svg:x1="4.999cm" svg:y1="5.219cm" svg:x2="4.999cm" svg:y2="3.818cm">
          <text:p/>
        </draw:line>
        <draw:custom-shape draw:style-name="gr3" draw:text-style-name="P3" draw:layer="layout" svg:width="0.229cm" svg:height="0.229cm" svg:x="4.919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1.315cm" svg:height="0.962cm" svg:x="4.32cm" svg:y="2.498cm">
          <draw:text-box>
            <text:p>V<text:span text:style-name="T1">cc</text:span></text:p>
          </draw:text-box>
        </draw:frame>
        <draw:line draw:style-name="gr5" draw:text-style-name="P4" draw:layer="layout" svg:x1="5.028cm" svg:y1="6.976cm" svg:x2="5.028cm" svg:y2="8.89cm">
          <text:p/>
        </draw:line>
        <draw:custom-shape draw:style-name="gr3" draw:text-style-name="P3" draw:layer="layout" svg:width="0.229cm" svg:height="0.229cm" svg:x="1.718cm" svg:y="10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29cm" svg:height="0.229cm" svg:x="2.119cm" svg:y="12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0.926cm" svg:height="0.962cm" svg:x="0.819cm" svg:y="10.29cm">
          <draw:text-box>
            <text:p>A</text:p>
          </draw:text-box>
        </draw:frame>
        <draw:frame draw:style-name="gr7" draw:text-style-name="P1" draw:layer="layout" svg:width="0.926cm" svg:height="0.962cm" svg:x="1.219cm" svg:y="12.108cm">
          <draw:text-box>
            <text:p>B</text:p>
          </draw:text-box>
        </draw:frame>
        <draw:line draw:style-name="gr5" draw:text-style-name="P4" draw:layer="layout" svg:x1="7.935cm" svg:y1="11.299cm" svg:x2="7.303cm" svg:y2="10.661cm">
          <text:p/>
        </draw:line>
        <draw:line draw:style-name="gr6" draw:text-style-name="P4" draw:layer="layout" svg:x1="6.54cm" svg:y1="11.33cm" svg:x2="7.12cm" svg:y2="10.645cm">
          <text:p/>
        </draw:line>
        <draw:line draw:style-name="gr5" draw:text-style-name="P4" draw:layer="layout" svg:x1="7.938cm" svg:y1="10.664cm" svg:x2="6.668cm" svg:y2="10.643cm">
          <text:p/>
        </draw:line>
        <draw:path draw:style-name="gr5" draw:text-style-name="P4" draw:layer="layout" svg:width="1.556cm" svg:height="0.907cm" draw:transform="rotate (-2.07502194769606) translate (8.12308698153519cm 7.40503459617469cm)" svg:viewBox="0 0 1557 908" svg:d="M0 816c198-149 724 377 539-144-90-252 116-399 338-186 450 433 24-218 209-381 252-221 446 481 471-105">
          <text:p/>
        </draw:path>
        <draw:line draw:style-name="gr5" draw:text-style-name="P4" draw:layer="layout" svg:x1="7.407cm" svg:y1="6.975cm" svg:x2="7.407cm" svg:y2="4.41cm">
          <text:p/>
        </draw:line>
        <draw:line draw:style-name="gr5" draw:text-style-name="P4" draw:layer="layout" svg:x1="7.236cm" svg:y1="8.768cm" svg:x2="7.236cm" svg:y2="10.682cm">
          <text:p/>
        </draw:line>
        <draw:line draw:style-name="gr5" draw:text-style-name="P4" draw:layer="layout" svg:x1="4.999cm" svg:y1="4.445cm" svg:x2="7.407cm" svg:y2="4.41cm">
          <text:p/>
        </draw:line>
        <draw:line draw:style-name="gr5" draw:text-style-name="P4" draw:layer="layout" svg:x1="6.532cm" svg:y1="11.339cm" svg:x2="5.418cm" svg:y2="12.595cm">
          <text:p/>
        </draw:line>
        <draw:line draw:style-name="gr5" draw:text-style-name="P4" draw:layer="layout" svg:x1="9.928cm" svg:y1="8.808cm" svg:x2="9.293cm" svg:y2="9.443cm">
          <text:p/>
        </draw:line>
        <draw:line draw:style-name="gr6" draw:text-style-name="P4" draw:layer="layout" svg:x1="9.966cm" svg:y1="10.203cm" svg:x2="9.278cm" svg:y2="9.626cm">
          <text:p/>
        </draw:line>
        <draw:line draw:style-name="gr5" draw:text-style-name="P4" draw:layer="layout" svg:x1="9.293cm" svg:y1="8.808cm" svg:x2="9.278cm" svg:y2="10.078cm">
          <text:p/>
        </draw:line>
        <draw:line draw:style-name="gr12" draw:text-style-name="P4" draw:layer="layout" svg:x1="5.76cm" svg:y1="9.495cm" svg:x2="9.278cm" svg:y2="9.495cm">
          <text:p/>
        </draw:line>
        <draw:line draw:style-name="gr5" draw:text-style-name="P4" draw:layer="layout" svg:x1="9.945cm" svg:y1="13.335cm" svg:x2="9.945cm" svg:y2="14.085cm">
          <text:p/>
        </draw:line>
        <draw:custom-shape draw:style-name="gr3" draw:text-style-name="P3" draw:layer="layout" svg:width="0.229cm" svg:height="0.229cm" svg:x="9.811cm" svg:y="14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1.556cm" svg:height="0.907cm" draw:transform="rotate (-2.07502194769606) translate (10.8070869815352cm 11.9140345961747cm)" svg:viewBox="0 0 1557 908" svg:d="M0 816c198-149 724 377 539-144-90-252 116-399 338-186 450 433 24-218 209-381 252-221 446 481 471-105">
          <text:p/>
        </draw:path>
        <draw:line draw:style-name="gr5" draw:text-style-name="P4" draw:layer="layout" svg:x1="9.891cm" svg:y1="11.52cm" svg:x2="9.891cm" svg:y2="10.119cm">
          <text:p/>
        </draw:line>
        <draw:line draw:style-name="gr5" draw:text-style-name="P4" draw:layer="layout" svg:x1="12.528cm" svg:y1="8.808cm" svg:x2="11.893cm" svg:y2="9.443cm">
          <text:p/>
        </draw:line>
        <draw:line draw:style-name="gr6" draw:text-style-name="P4" draw:layer="layout" svg:x1="12.566cm" svg:y1="10.203cm" svg:x2="11.878cm" svg:y2="9.626cm">
          <text:p/>
        </draw:line>
        <draw:line draw:style-name="gr5" draw:text-style-name="P4" draw:layer="layout" svg:x1="11.893cm" svg:y1="8.808cm" svg:x2="11.878cm" svg:y2="10.078cm">
          <text:p/>
        </draw:line>
        <draw:line draw:style-name="gr5" draw:text-style-name="P4" draw:layer="layout" svg:x1="10.58cm" svg:y1="9.525cm" svg:x2="11.878cm" svg:y2="9.495cm">
          <text:p/>
        </draw:line>
        <draw:line draw:style-name="gr5" draw:text-style-name="P4" draw:layer="layout" svg:x1="12.491cm" svg:y1="11.52cm" svg:x2="12.491cm" svg:y2="10.119cm">
          <text:p/>
        </draw:line>
        <draw:line draw:style-name="gr5" draw:text-style-name="P4" draw:layer="layout" svg:x1="9.891cm" svg:y1="11.43cm" svg:x2="12.491cm" svg:y2="11.43cm">
          <text:p/>
        </draw:line>
        <draw:line draw:style-name="gr13" draw:text-style-name="P6" draw:layer="layout" svg:x1="7.952cm" svg:y1="11.259cm" svg:x2="8.587cm" svg:y2="11.259cm">
          <text:p/>
        </draw:line>
        <draw:line draw:style-name="gr14" draw:text-style-name="P4" draw:layer="layout" svg:x1="8.54cm" svg:y1="7.945cm" svg:x2="8.54cm" svg:y2="11.247cm">
          <text:p/>
        </draw:line>
        <draw:line draw:style-name="gr14" draw:text-style-name="P4" draw:layer="layout" svg:x1="8.54cm" svg:y1="7.969cm" svg:x2="10.597cm" svg:y2="7.969cm">
          <text:p/>
        </draw:line>
        <draw:line draw:style-name="gr5" draw:text-style-name="P4" draw:layer="layout" svg:x1="10.58cm" svg:y1="7.985cm" svg:x2="10.58cm" svg:y2="9.661cm">
          <text:p/>
        </draw:line>
        <draw:line draw:style-name="gr5" draw:text-style-name="P4" draw:layer="layout" svg:x1="7.407cm" svg:y1="4.445cm" svg:x2="16.51cm" svg:y2="4.445cm">
          <text:p/>
        </draw:line>
        <draw:path draw:style-name="gr5" draw:text-style-name="P4" draw:layer="layout" svg:width="1.556cm" svg:height="0.907cm" draw:transform="rotate (-2.07502194769606) translate (10.6050869815352cm 5.50603459617469cm)" svg:viewBox="0 0 1557 908" svg:d="M0 816c198-149 724 377 539-144-90-252 116-399 338-186 450 433 24-218 209-381 252-221 446 481 471-105">
          <text:p/>
        </draw:path>
        <draw:line draw:style-name="gr5" draw:text-style-name="P4" draw:layer="layout" svg:x1="9.847cm" svg:y1="4.48cm" svg:x2="9.847cm" svg:y2="5.039cm">
          <text:p/>
        </draw:line>
        <draw:line draw:style-name="gr5" draw:text-style-name="P4" draw:layer="layout" svg:x1="9.847cm" svg:y1="6.881cm" svg:x2="9.907cm" svg:y2="8.808cm">
          <text:p/>
        </draw:line>
        <draw:line draw:style-name="gr5" draw:text-style-name="P4" draw:layer="layout" svg:x1="9.915cm" svg:y1="7.069cm" svg:x2="12.7cm" svg:y2="6.985cm">
          <text:p/>
        </draw:line>
        <draw:line draw:style-name="gr5" draw:text-style-name="P4" draw:layer="layout" svg:x1="12.48cm" svg:y1="7.085cm" svg:x2="12.48cm" svg:y2="8.761cm">
          <text:p/>
        </draw:line>
        <draw:line draw:style-name="gr5" draw:text-style-name="P4" draw:layer="layout" svg:x1="16.421cm" svg:y1="6.401cm" svg:x2="15.786cm" svg:y2="7.036cm">
          <text:p/>
        </draw:line>
        <draw:line draw:style-name="gr6" draw:text-style-name="P4" draw:layer="layout" svg:x1="16.459cm" svg:y1="7.796cm" svg:x2="15.771cm" svg:y2="7.219cm">
          <text:p/>
        </draw:line>
        <draw:line draw:style-name="gr5" draw:text-style-name="P4" draw:layer="layout" svg:x1="15.786cm" svg:y1="6.401cm" svg:x2="15.771cm" svg:y2="7.671cm">
          <text:p/>
        </draw:line>
        <draw:line draw:style-name="gr5" draw:text-style-name="P4" draw:layer="layout" svg:x1="16.421cm" svg:y1="10.701cm" svg:x2="15.786cm" svg:y2="11.336cm">
          <text:p/>
        </draw:line>
        <draw:line draw:style-name="gr6" draw:text-style-name="P4" draw:layer="layout" svg:x1="16.459cm" svg:y1="12.096cm" svg:x2="15.771cm" svg:y2="11.519cm">
          <text:p/>
        </draw:line>
        <draw:line draw:style-name="gr5" draw:text-style-name="P4" draw:layer="layout" svg:x1="15.786cm" svg:y1="10.701cm" svg:x2="15.771cm" svg:y2="11.971cm">
          <text:p/>
        </draw:line>
        <draw:line draw:style-name="gr5" draw:text-style-name="P4" draw:layer="layout" svg:x1="12.7cm" svg:y1="6.985cm" svg:x2="15.771cm" svg:y2="7.036cm">
          <text:p/>
        </draw:line>
        <draw:line draw:style-name="gr5" draw:text-style-name="P4" draw:layer="layout" svg:x1="12.601cm" svg:y1="11.386cm" svg:x2="15.672cm" svg:y2="11.437cm">
          <text:p/>
        </draw:line>
        <draw:line draw:style-name="gr5" draw:text-style-name="P4" draw:layer="layout" svg:x1="16.459cm" svg:y1="12.096cm" svg:x2="16.51cm" svg:y2="13.335cm">
          <text:p/>
        </draw:line>
        <draw:line draw:style-name="gr5" draw:text-style-name="P4" draw:layer="layout" svg:x1="9.945cm" svg:y1="13.335cm" svg:x2="16.51cm" svg:y2="13.335cm">
          <text:p/>
        </draw:line>
        <draw:path draw:style-name="gr5" draw:text-style-name="P4" draw:layer="layout" svg:width="1.556cm" svg:height="0.907cm" draw:transform="rotate (-2.07502194769606) translate (17.3050869815352cm 4.90703459617469cm)" svg:viewBox="0 0 1557 908" svg:d="M0 816c198-149 724 377 539-144-90-252 116-399 338-186 450 433 24-218 209-381 252-221 446 481 471-105">
          <text:p/>
        </draw:path>
        <draw:path draw:style-name="gr4" draw:text-style-name="P3" draw:layer="layout" svg:width="0.635cm" svg:height="0.999cm" draw:transform="rotate (1.54391825631418) translate (15.9597321776463cm 9.5436530147545cm)" svg:viewBox="0 0 636 1000" svg:d="M0 500l636-500v1000zM20 184v635z">
          <text:p/>
        </draw:path>
        <draw:line draw:style-name="gr5" draw:text-style-name="P4" draw:layer="layout" svg:x1="16.42cm" svg:y1="7.65cm" svg:x2="16.42cm" svg:y2="8.92cm">
          <text:p/>
        </draw:line>
        <draw:line draw:style-name="gr5" draw:text-style-name="P4" draw:layer="layout" svg:x1="16.42cm" svg:y1="9.55cm" svg:x2="16.42cm" svg:y2="10.82cm">
          <text:p/>
        </draw:line>
        <draw:line draw:style-name="gr5" draw:text-style-name="P4" draw:layer="layout" svg:x1="16.42cm" svg:y1="10.16cm" svg:x2="19.05cm" svg:y2="10.16cm">
          <text:p/>
        </draw:line>
        <draw:custom-shape draw:style-name="gr3" draw:text-style-name="P3" draw:layer="layout" svg:width="0.229cm" svg:height="0.229cm" svg:x="19.012cm" svg:y="10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0.961cm" svg:height="0.962cm" svg:x="19.219cm" svg:y="9.59cm">
          <draw:text-box>
            <text:p>C</text:p>
          </draw:text-box>
        </draw:frame>
        <draw:frame draw:style-name="gr9" draw:text-style-name="P1" draw:layer="layout" svg:width="1.913cm" svg:height="0.962cm" svg:x="9.213cm" svg:y="14.182cm">
          <draw:text-box>
            <text:p>GND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T11H25M41S</meta:editing-duration>
    <meta:editing-cycles>45</meta:editing-cycles>
    <meta:generator>LibreOffice/24.8.7.2$Linux_X86_64 LibreOffice_project/480$Build-2</meta:generator>
    <dc:title>Portfolio</dc:title>
    <dc:date>2025-08-06T10:20:57.371613365</dc:date>
    <meta:document-statistic meta:object-count="281"/>
  </office:meta>
</office:document-meta>
</file>